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text-properties style:font-name="Arial" fo:font-size="10pt" style:font-size-asian="10pt" style:font-size-complex="10pt"/>
    </style:style>
    <style:style style:name="P4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size-asian="10pt" style:font-size-complex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size-asian="10pt" style:font-size-complex="10pt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size-asian="10pt" style:font-size-complex="10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7f0055" fo:font-weight="bold" style:font-name-asian="Courier New" style:font-weight-asian="bold" style:font-name-complex="Courier New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-asian="Courier New" style:font-name-complex="Courier New"/>
    </style:style>
    <style:style style:name="T6" style:family="text">
      <style:text-properties fo:color="#000000" style:font-name="Arial" style:font-name-asian="Courier New" style:font-name-complex="Courier New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color="#0000c0"/>
    </style:style>
    <style:style style:name="T10" style:family="text">
      <style:text-properties fo:color="#557f5f"/>
    </style:style>
    <style:style style:name="T11" style:family="text">
      <style:text-properties fo:color="#00ae00"/>
    </style:style>
    <style:style style:name="T12" style:family="text">
      <style:text-properties fo:color="#00ae00" fo:font-weight="bold" style:font-weight-asian="bold" style:font-weight-complex="bold"/>
    </style:style>
    <style:style style:name="T13" style:family="text">
      <style:text-properties fo:color="#00ae00" style:font-name-asian="Courier New" style:font-name-complex="Courier New"/>
    </style:style>
    <style:style style:name="T14" style:family="text">
      <style:text-properties fo:color="#00ae00" style:font-name="Arial" style:font-name-asian="Courier New" style:font-name-complex="Courier New"/>
    </style:style>
    <style:style style:name="T15" style:family="text">
      <style:text-properties style:font-name="Arial" style:font-name-asian="Courier New" style:font-name-complex="Courier New"/>
    </style:style>
    <style:style style:name="T16" style:family="text">
      <style:text-properties fo:color="#896612"/>
    </style:style>
    <style:style style:name="T17" style:family="text">
      <style:text-properties fo:color="#896612" style:font-name-asian="Courier New" style:font-name-complex="Courier New"/>
    </style:style>
    <style:style style:name="T18" style:family="text">
      <style:text-properties fo:color="#808080"/>
    </style:style>
    <style:style style:name="T19" style:family="text">
      <style:text-properties fo:color="#008080"/>
    </style:style>
    <style:style style:name="T20" style:family="text">
      <style:text-properties fo:color="#3f7f7f"/>
    </style:style>
    <style:style style:name="T21" style:family="text">
      <style:text-properties fo:color="#7f007f"/>
    </style:style>
    <style:style style:name="T22" style:family="text">
      <style:text-properties fo:color="#2a00ff" fo:font-style="italic" style:font-style-asian="italic" style:font-style-complex="italic"/>
    </style:style>
    <style:style style:name="T23" style:family="text">
      <style:text-properties fo:color="#008282"/>
    </style:style>
    <style:style style:name="T2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e Affiliate Backend</text:p>
      <text:p text:style-name="P1"/>
      <text:p text:style-name="P3">1. Dodanie Affiliate do panelu admina</text:p>
      <text:p text:style-name="P3">//src/Ens/JobeetBundle/Resources/config/services.yml</text:p>
      <text:p text:style-name="P3">...</text:p>
      <text:p text:style-name="P4"><text:s text:c="4"/>ens.jobeet.admin.affiliate:</text:p>
      <text:p text:style-name="P9"><text:s text:c="8"/>class: Ens\JobeetBundle\Admin\AffiliateAdmin</text:p>
      <text:p text:style-name="P9"><text:s text:c="8"/>tags:</text:p>
      <text:p text:style-name="P9"><text:s text:c="12"/>- { name: sonata.admin, manager_type: orm, group: jobeet, label: Affiliates }</text:p>
      <text:p text:style-name="P9"><text:s text:c="8"/>arguments:</text:p>
      <text:p text:style-name="P9"><text:s text:c="12"/>- ~</text:p>
      <text:p text:style-name="P9"><text:s text:c="12"/>- Ens\JobeetBundle\Entity\Affiliate</text:p>
      <text:p text:style-name="P10"><text:span text:style-name="T1"><text:s text:c="12"/>- 'EnsJobeetBundle:AffiliateAdmin'</text:span></text:p>
      <text:p text:style-name="P1"/>
      <text:p text:style-name="P3">2. Dodanie klasy AffiliateAdmin</text:p>
      <text:p text:style-name="P3">src/Ens/JobeetBundle/Admin/AffiliateAdmin.php</text:p>
      <text:p text:style-name="P3"/>
      <text:p text:style-name="P5">&lt;?php</text:p>
      <text:p text:style-name="P6"/>
      <text:p text:style-name="P12">namespace Ens\JobeetBundle\Admin;</text:p>
      <text:p text:style-name="P12"><text:s/></text:p>
      <text:p text:style-name="P6"><text:span text:style-name="T2">use </text:span><text:span text:style-name="T4">Sonata\AdminBundle\Admin\Admin;</text:span></text:p>
      <text:p text:style-name="P6"><text:span text:style-name="T2">use </text:span><text:span text:style-name="T4">Sonata\AdminBundle\Datagrid\ListMapper;</text:span></text:p>
      <text:p text:style-name="P6"><text:span text:style-name="T2">use </text:span><text:span text:style-name="T4">Sonata\AdminBundle\Datagrid\DatagridMapper;</text:span></text:p>
      <text:p text:style-name="P6"><text:span text:style-name="T2">use </text:span><text:span text:style-name="T4">Sonata\AdminBundle\Validator\ErrorElement;</text:span></text:p>
      <text:p text:style-name="P6"><text:span text:style-name="T2">use </text:span><text:span text:style-name="T4">Sonata\AdminBundle\Form\FormMapper;</text:span></text:p>
      <text:p text:style-name="P6"><text:span text:style-name="T2">use </text:span><text:span text:style-name="T4">Sonata\AdminBundle\Show\ShowMapper;</text:span></text:p>
      <text:p text:style-name="P6"><text:span text:style-name="T2">use </text:span><text:span text:style-name="T4">Ens\JobeetBundle\Entity\Affiliate;</text:span></text:p>
      <text:p text:style-name="P12"><text:s/></text:p>
      <text:p text:style-name="P6"><text:span text:style-name="T2">class </text:span><text:span text:style-name="T4">AffiliateAdmin </text:span><text:span text:style-name="T2">extends </text:span><text:span text:style-name="T4">Admin</text:span></text:p>
      <text:p text:style-name="P12">{</text:p>
      <text:p text:style-name="P6"><text:span text:style-name="T4"><text:s text:c="4"/></text:span><text:span text:style-name="T2">protected </text:span><text:span text:style-name="T9">$datagridValues</text:span><text:span text:style-name="T4"> = </text:span><text:span text:style-name="T2">array</text:span><text:span text:style-name="T4">(</text:span></text:p>
      <text:p text:style-name="P6"><text:span text:style-name="T4"><text:s text:c="8"/></text:span><text:span text:style-name="T9">'_sort_order' </text:span><text:span text:style-name="T4">=&gt; </text:span><text:span text:style-name="T9">'ASC'</text:span><text:span text:style-name="T4">,</text:span></text:p>
      <text:p text:style-name="P6"><text:span text:style-name="T4"><text:s text:c="8"/></text:span><text:span text:style-name="T9">'_sort_by' </text:span><text:span text:style-name="T4">=&gt; </text:span><text:span text:style-name="T9">'is_active'</text:span></text:p>
      <text:p text:style-name="P6"><text:span text:style-name="T9"><text:s text:c="4"/></text:span><text:span text:style-name="T4">);</text:span></text:p>
      <text:p text:style-name="P12"><text:s/></text:p>
      <text:p text:style-name="P6"><text:span text:style-name="T4"><text:s text:c="4"/></text:span><text:span text:style-name="T2">protected function </text:span><text:span text:style-name="T4">configureFormFields(FormMapper $formMapper)</text:span></text:p>
      <text:p text:style-name="P12"><text:s text:c="4"/>{</text:p>
      <text:p text:style-name="P12"><text:s text:c="8"/>$formMapper</text:p>
      <text:p text:style-name="P6"><text:span text:style-name="T4"><text:s text:c="12"/>-&gt;add(</text:span><text:span text:style-name="T9">'email'</text:span><text:span text:style-name="T4">)</text:span></text:p>
      <text:p text:style-name="P6"><text:span text:style-name="T4"><text:s text:c="12"/>-&gt;add(</text:span><text:span text:style-name="T9">'url'</text:span><text:span text:style-name="T4">)</text:span></text:p>
      <text:p text:style-name="P12"><text:s text:c="8"/>;</text:p>
      <text:p text:style-name="P12"><text:s text:c="4"/>}</text:p>
      <text:p text:style-name="P12"><text:s/></text:p>
      <text:p text:style-name="P6"><text:span text:style-name="T4"><text:s text:c="4"/></text:span><text:span text:style-name="T2">protected function </text:span><text:span text:style-name="T4">configureDatagridFilters(DatagridMapper $datagridMapper)</text:span></text:p>
      <text:p text:style-name="P12"><text:s text:c="4"/>{</text:p>
      <text:p text:style-name="P12"><text:s text:c="8"/>$datagridMapper</text:p>
      <text:p text:style-name="P6"><text:span text:style-name="T4"><text:s text:c="12"/>-&gt;add(</text:span><text:span text:style-name="T9">'email'</text:span><text:span text:style-name="T4">)</text:span></text:p>
      <text:p text:style-name="P6"><text:span text:style-name="T4"><text:s text:c="12"/>-&gt;add(</text:span><text:span text:style-name="T9">'is_active'</text:span><text:span text:style-name="T4">);</text:span></text:p>
      <text:p text:style-name="P12"><text:s text:c="4"/>}</text:p>
      <text:p text:style-name="P12"><text:s/></text:p>
      <text:p text:style-name="P6"><text:span text:style-name="T4"><text:s text:c="4"/></text:span><text:span text:style-name="T2">protected function </text:span><text:span text:style-name="T4">configureListFields(ListMapper $listMapper)</text:span></text:p>
      <text:p text:style-name="P12"><text:s text:c="4"/>{</text:p>
      <text:p text:style-name="P12"><text:s text:c="8"/>$listMapper</text:p>
      <text:p text:style-name="P6"><text:span text:style-name="T4"><text:s text:c="12"/>-&gt;add(</text:span><text:span text:style-name="T9">'is_active'</text:span><text:span text:style-name="T4">)</text:span></text:p>
      <text:p text:style-name="P6"><text:span text:style-name="T4"><text:s text:c="12"/>-&gt;addIdentifier(</text:span><text:span text:style-name="T9">'email'</text:span><text:span text:style-name="T4">)</text:span></text:p>
      <text:p text:style-name="P6"><text:span text:style-name="T4"><text:s text:c="12"/>-&gt;add(</text:span><text:span text:style-name="T9">'url'</text:span><text:span text:style-name="T4">)</text:span></text:p>
      <text:p text:style-name="P6"><text:span text:style-name="T4"><text:s text:c="12"/>-&gt;add(</text:span><text:span text:style-name="T9">'created_at'</text:span><text:span text:style-name="T4">)</text:span></text:p>
      <text:p text:style-name="P6"><text:span text:style-name="T4"><text:s text:c="12"/>-&gt;add(</text:span><text:span text:style-name="T9">'token'</text:span><text:span text:style-name="T4">)</text:span></text:p>
      <text:p text:style-name="P12"><text:s text:c="8"/>;</text:p>
      <text:p text:style-name="P12"><text:s text:c="4"/>}</text:p>
      <text:p text:style-name="P7"><text:span text:style-name="T5">}</text:span></text:p>
      <text:p text:style-name="P14"><text:soft-page-break/><text:span text:style-name="T5">3. Aby wyświetlić tylko nieaktywne konta musimy wstawić:</text:span></text:p>
      <text:p text:style-name="P14"><text:span text:style-name="T5"/></text:p>
      <text:p text:style-name="P14"><text:span text:style-name="T5">src/Ens/JobeetBundle/Admin/AffiliateAdmin.php</text:span></text:p>
      <text:p text:style-name="P14"><text:span text:style-name="T5"/></text:p>
      <text:p text:style-name="P6"><text:span text:style-name="T4"><text:s text:c="4"/></text:span><text:span text:style-name="T2">protected </text:span><text:span text:style-name="T9">$datagridValues</text:span><text:span text:style-name="T4"> = </text:span><text:span text:style-name="T2">array</text:span><text:span text:style-name="T4">(</text:span></text:p>
      <text:p text:style-name="P6"><text:span text:style-name="T4"><text:s text:c="8"/></text:span><text:span text:style-name="T9">'_sort_order' </text:span><text:span text:style-name="T4">=&gt; </text:span><text:span text:style-name="T9">'ASC'</text:span><text:span text:style-name="T4">,</text:span></text:p>
      <text:p text:style-name="P6"><text:span text:style-name="T4"><text:s text:c="8"/></text:span><text:span text:style-name="T9">'_sort_by' </text:span><text:span text:style-name="T4">=&gt; </text:span><text:span text:style-name="T9">'is_active'</text:span><text:span text:style-name="T4">,</text:span></text:p>
      <text:p text:style-name="P6"><text:span text:style-name="T4"><text:s text:c="8"/></text:span><text:span text:style-name="T11">'is_active' =&gt; </text:span><text:span text:style-name="T12">array</text:span><text:span text:style-name="T11">('value' =&gt; 2) </text:span><text:span text:style-name="T10">// The value 2 represents that the displayed affiliate accounts are not activated yet</text:span></text:p>
      <text:p text:style-name="P7"><text:span text:style-name="T5"><text:s text:c="4"/>);</text:span></text:p>
      <text:p text:style-name="P7"><text:span text:style-name="T6"/></text:p>
      <text:p text:style-name="P7"><text:span text:style-name="T6">4. Dodanie kontrolera i metod aktywacji i deaktywacji konta:</text:span></text:p>
      <text:p text:style-name="P7"><text:span text:style-name="T6">//src/Ens/JobeetBundle/Controller/AffiliateAdminController.php</text:span></text:p>
      <text:p text:style-name="P7"><text:span text:style-name="T6"/></text:p>
      <text:p text:style-name="P11">&lt;?php</text:p>
      <text:p text:style-name="P6"/>
      <text:p text:style-name="P12">namespace Ens\JobeetBundle\Controller;</text:p>
      <text:p text:style-name="P12"><text:s/></text:p>
      <text:p text:style-name="P6"><text:span text:style-name="T2">use </text:span><text:span text:style-name="T4">Sonata\AdminBundle\Controller\CRUDController </text:span><text:span text:style-name="T2">as </text:span><text:span text:style-name="T4">Controller;</text:span></text:p>
      <text:p text:style-name="P6"><text:span text:style-name="T2">use </text:span><text:span text:style-name="T4">Sonata\DoctrineORMAdminBundle\Datagrid\ProxyQuery </text:span><text:span text:style-name="T2">as </text:span><text:span text:style-name="T4">ProxyQueryInterface;</text:span></text:p>
      <text:p text:style-name="P6"><text:span text:style-name="T2">use </text:span><text:span text:style-name="T4">Symfony\Component\HttpFoundation\RedirectResponse;</text:span></text:p>
      <text:p text:style-name="P12"><text:s/></text:p>
      <text:p text:style-name="P6"><text:span text:style-name="T2">class </text:span><text:span text:style-name="T4">AffiliateAdminController </text:span><text:span text:style-name="T2">extends </text:span><text:span text:style-name="T4">Controller</text:span></text:p>
      <text:p text:style-name="P12">{</text:p>
      <text:p text:style-name="P6"><text:span text:style-name="T4"><text:s text:c="4"/></text:span><text:span text:style-name="T2">public function </text:span><text:span text:style-name="T4">batchActionActivate(ProxyQueryInterface $selectedModelQuery)</text:span></text:p>
      <text:p text:style-name="P12"><text:s text:c="4"/>{</text:p>
      <text:p text:style-name="P6"><text:span text:style-name="T4"><text:s text:c="8"/></text:span><text:span text:style-name="T2">if</text:span><text:span text:style-name="T4">($this-&gt;</text:span><text:span text:style-name="T9">admin</text:span><text:span text:style-name="T4">-&gt;isGranted(</text:span><text:span text:style-name="T9">'EDIT'</text:span><text:span text:style-name="T4">) === </text:span><text:span text:style-name="T2">false </text:span><text:span text:style-name="T4">|| $this-&gt;</text:span><text:span text:style-name="T9">admin</text:span><text:span text:style-name="T4">-&gt;isGranted(</text:span><text:span text:style-name="T9">'DELETE'</text:span><text:span text:style-name="T4">) === </text:span><text:span text:style-name="T2">false</text:span><text:span text:style-name="T4">) {</text:span></text:p>
      <text:p text:style-name="P6"><text:span text:style-name="T4"><text:s text:c="12"/></text:span><text:span text:style-name="T2">throw new </text:span><text:span text:style-name="T4">AccessDeniedException();</text:span></text:p>
      <text:p text:style-name="P12"><text:s text:c="8"/>}</text:p>
      <text:p text:style-name="P12"><text:s/></text:p>
      <text:p text:style-name="P6"><text:span text:style-name="T4"><text:s text:c="8"/>$request = $this-&gt;get(</text:span><text:span text:style-name="T9">'request'</text:span><text:span text:style-name="T4">);</text:span></text:p>
      <text:p text:style-name="P6"><text:span text:style-name="T4"><text:s text:c="8"/>$modelManager = $this-&gt;</text:span><text:span text:style-name="T9">admin</text:span><text:span text:style-name="T4">-&gt;getModelManager();</text:span></text:p>
      <text:p text:style-name="P12"><text:s/></text:p>
      <text:p text:style-name="P12"><text:s text:c="8"/>$selectedModels = $selectedModelQuery-&gt;execute();</text:p>
      <text:p text:style-name="P12"><text:s/></text:p>
      <text:p text:style-name="P6"><text:span text:style-name="T4"><text:s text:c="8"/></text:span><text:span text:style-name="T2">try </text:span><text:span text:style-name="T4">{</text:span></text:p>
      <text:p text:style-name="P6"><text:span text:style-name="T4"><text:s text:c="12"/></text:span><text:span text:style-name="T2">foreach</text:span><text:span text:style-name="T4">($selectedModels </text:span><text:span text:style-name="T2">as </text:span><text:span text:style-name="T4">$selectedModel) {</text:span></text:p>
      <text:p text:style-name="P12"><text:s text:c="16"/>$selectedModel-&gt;activate();</text:p>
      <text:p text:style-name="P12"><text:s text:c="16"/>$modelManager-&gt;update($selectedModel);</text:p>
      <text:p text:style-name="P12"><text:s text:c="12"/>}</text:p>
      <text:p text:style-name="P6"><text:span text:style-name="T4"><text:s text:c="8"/>} </text:span><text:span text:style-name="T2">catch</text:span><text:span text:style-name="T4">(\Exception $e) {</text:span></text:p>
      <text:p text:style-name="P6"><text:span text:style-name="T4"><text:s text:c="12"/>$this-&gt;get(</text:span><text:span text:style-name="T9">'session'</text:span><text:span text:style-name="T4">)-&gt;getFlashBag()-&gt;add(</text:span><text:span text:style-name="T9">'sonata_flash_error'</text:span><text:span text:style-name="T4">, $e-&gt;getMessage());</text:span></text:p>
      <text:p text:style-name="P12"><text:s/></text:p>
      <text:p text:style-name="P6"><text:span text:style-name="T4"><text:s text:c="12"/></text:span><text:span text:style-name="T2">return new </text:span><text:span text:style-name="T4">RedirectResponse($this-&gt;</text:span><text:span text:style-name="T9">admin</text:span><text:span text:style-name="T4">-&gt;generateUrl(</text:span><text:span text:style-name="T9">'list'</text:span><text:span text:style-name="T4">,$this-&gt;</text:span><text:span text:style-name="T9">admin</text:span><text:span text:style-name="T4">-&gt;getFilterParameters()));</text:span></text:p>
      <text:p text:style-name="P12"><text:s text:c="8"/>}</text:p>
      <text:p text:style-name="P12"><text:s/></text:p>
      <text:p text:style-name="P6"><text:span text:style-name="T4"><text:s text:c="8"/>$this-&gt;get(</text:span><text:span text:style-name="T9">'session'</text:span><text:span text:style-name="T4">)-&gt;getFlashBag()-&gt;add(</text:span><text:span text:style-name="T9">'sonata_flash_success'</text:span><text:span text:style-name="T4">, <text:s/>sprintf(</text:span><text:span text:style-name="T9">'The selected accounts have been activated'</text:span><text:span text:style-name="T4">));</text:span></text:p>
      <text:p text:style-name="P12"><text:s/></text:p>
      <text:p text:style-name="P6"><text:span text:style-name="T4"><text:s text:c="8"/></text:span><text:span text:style-name="T2">return new </text:span><text:span text:style-name="T4">RedirectResponse($this-&gt;</text:span><text:span text:style-name="T9">admin</text:span><text:span text:style-name="T4">-&gt;generateUrl(</text:span><text:span text:style-name="T9">'list'</text:span><text:span text:style-name="T4">,$this-&gt;</text:span><text:span text:style-name="T9">admin</text:span><text:span text:style-name="T4">-&gt;getFilterParameters()));</text:span></text:p>
      <text:p text:style-name="P12"><text:s text:c="4"/>}</text:p>
      <text:p text:style-name="P12"><text:s/></text:p>
      <text:p text:style-name="P6"><text:span text:style-name="T4"><text:s text:c="4"/></text:span><text:span text:style-name="T2">public function </text:span><text:span text:style-name="T4">batchActionDeactivate(ProxyQueryInterface $selectedModelQuery)</text:span></text:p>
      <text:p text:style-name="P12"><text:s text:c="4"/>{</text:p>
      <text:p text:style-name="P6"><text:span text:style-name="T4"><text:s text:c="8"/></text:span><text:span text:style-name="T2">if</text:span><text:span text:style-name="T4">($this-&gt;</text:span><text:span text:style-name="T9">admin</text:span><text:span text:style-name="T4">-&gt;isGranted(</text:span><text:span text:style-name="T9">'EDIT'</text:span><text:span text:style-name="T4">) === </text:span><text:span text:style-name="T2">false </text:span><text:span text:style-name="T4">|| $this-&gt;</text:span><text:span text:style-name="T9">admin</text:span><text:span text:style-name="T4">-&gt;isGranted(</text:span><text:span text:style-name="T9">'DELETE'</text:span><text:span text:style-name="T4">) === </text:span><text:span text:style-name="T2">false</text:span><text:span text:style-name="T4">) {</text:span></text:p>
      <text:p text:style-name="P6"><text:span text:style-name="T4"><text:s text:c="12"/></text:span><text:span text:style-name="T2">throw new </text:span><text:span text:style-name="T4">AccessDeniedException();</text:span></text:p>
      <text:p text:style-name="P12"><text:s text:c="8"/>}</text:p>
      <text:p text:style-name="P12"><text:s/></text:p>
      <text:p text:style-name="P6"><text:soft-page-break/><text:span text:style-name="T4"><text:s text:c="8"/>$request = $this-&gt;get(</text:span><text:span text:style-name="T9">'request'</text:span><text:span text:style-name="T4">);</text:span></text:p>
      <text:p text:style-name="P6"><text:span text:style-name="T4"><text:s text:c="8"/>$modelManager = $this-&gt;</text:span><text:span text:style-name="T9">admin</text:span><text:span text:style-name="T4">-&gt;getModelManager();</text:span></text:p>
      <text:p text:style-name="P12"><text:s/></text:p>
      <text:p text:style-name="P12"><text:s text:c="8"/>$selectedModels = $selectedModelQuery-&gt;execute();</text:p>
      <text:p text:style-name="P12"><text:s/></text:p>
      <text:p text:style-name="P6"><text:span text:style-name="T4"><text:s text:c="8"/></text:span><text:span text:style-name="T2">try </text:span><text:span text:style-name="T4">{</text:span></text:p>
      <text:p text:style-name="P6"><text:span text:style-name="T4"><text:s text:c="12"/></text:span><text:span text:style-name="T2">foreach</text:span><text:span text:style-name="T4">($selectedModels </text:span><text:span text:style-name="T2">as </text:span><text:span text:style-name="T4">$selectedModel) {</text:span></text:p>
      <text:p text:style-name="P12"><text:s text:c="16"/>$selectedModel-&gt;deactivate();</text:p>
      <text:p text:style-name="P12"><text:s text:c="16"/>$modelManager-&gt;update($selectedModel);</text:p>
      <text:p text:style-name="P12"><text:s text:c="12"/>}</text:p>
      <text:p text:style-name="P6"><text:span text:style-name="T4"><text:s text:c="8"/>} </text:span><text:span text:style-name="T2">catch</text:span><text:span text:style-name="T4">(\Exception $e) {</text:span></text:p>
      <text:p text:style-name="P6"><text:span text:style-name="T4"><text:s text:c="12"/>$this-&gt;get(</text:span><text:span text:style-name="T9">'session'</text:span><text:span text:style-name="T4">)-&gt;getFlashBag()-&gt;add(</text:span><text:span text:style-name="T9">'sonata_flash_error'</text:span><text:span text:style-name="T4">, $e-&gt;getMessage());</text:span></text:p>
      <text:p text:style-name="P12"><text:s/></text:p>
      <text:p text:style-name="P6"><text:span text:style-name="T4"><text:s text:c="12"/></text:span><text:span text:style-name="T2">return new </text:span><text:span text:style-name="T4">RedirectResponse($this-&gt;</text:span><text:span text:style-name="T9">admin</text:span><text:span text:style-name="T4">-&gt;generateUrl(</text:span><text:span text:style-name="T9">'list'</text:span><text:span text:style-name="T4">,$this-&gt;</text:span><text:span text:style-name="T9">admin</text:span><text:span text:style-name="T4">-&gt;getFilterParameters()));</text:span></text:p>
      <text:p text:style-name="P12"><text:s text:c="8"/>}</text:p>
      <text:p text:style-name="P12"><text:s/></text:p>
      <text:p text:style-name="P6"><text:span text:style-name="T4"><text:s text:c="8"/>$this-&gt;get(</text:span><text:span text:style-name="T9">'session'</text:span><text:span text:style-name="T4">)-&gt;getFlashBag()-&gt;add(</text:span><text:span text:style-name="T9">'sonata_flash_success'</text:span><text:span text:style-name="T4">, <text:s/>sprintf(</text:span><text:span text:style-name="T9">'The selected accounts have been deactivated'</text:span><text:span text:style-name="T4">));</text:span></text:p>
      <text:p text:style-name="P12"><text:s/></text:p>
      <text:p text:style-name="P6"><text:span text:style-name="T4"><text:s text:c="8"/></text:span><text:span text:style-name="T2">return new </text:span><text:span text:style-name="T4">RedirectResponse($this-&gt;</text:span><text:span text:style-name="T9">admin</text:span><text:span text:style-name="T4">-&gt;generateUrl(</text:span><text:span text:style-name="T9">'list'</text:span><text:span text:style-name="T4">,$this-&gt;</text:span><text:span text:style-name="T9">admin</text:span><text:span text:style-name="T4">-&gt;getFilterParameters()));</text:span></text:p>
      <text:p text:style-name="P12"><text:s text:c="4"/>}</text:p>
      <text:p text:style-name="P7"><text:span text:style-name="T5">}</text:span></text:p>
      <text:p text:style-name="P7"><text:span text:style-name="T6"/></text:p>
      <text:p text:style-name="P7"><text:span text:style-name="T6">5. Aby powyrze metody zadziałały musimy dodać funkcję w klasie AffiliateAdmin</text:span></text:p>
      <text:p text:style-name="P7"><text:span text:style-name="T6"/></text:p>
      <text:p text:style-name="P7"><text:span text:style-name="T6">src/Ens/JobeetBundle/Admin/AffiliateAdmin.php</text:span></text:p>
      <text:p text:style-name="P7"><text:span text:style-name="T6"/></text:p>
      <text:p text:style-name="P7"><text:span text:style-name="T6">...</text:span></text:p>
      <text:p text:style-name="P6"><text:span text:style-name="T4"><text:s text:c="4"/></text:span><text:span text:style-name="T2">public function </text:span><text:span text:style-name="T4">getBatchActions()</text:span></text:p>
      <text:p text:style-name="P12"><text:s text:c="4"/>{</text:p>
      <text:p text:style-name="P6"><text:span text:style-name="T4"><text:s text:c="8"/>$actions = </text:span><text:span text:style-name="T2">parent</text:span><text:span text:style-name="T4">::</text:span><text:span text:style-name="T7">getBatchActions</text:span><text:span text:style-name="T4">();</text:span></text:p>
      <text:p text:style-name="P12"><text:s/></text:p>
      <text:p text:style-name="P6"><text:span text:style-name="T4"><text:s text:c="8"/></text:span><text:span text:style-name="T2">if</text:span><text:span text:style-name="T4">($this-&gt;hasRoute(</text:span><text:span text:style-name="T9">'edit'</text:span><text:span text:style-name="T4">) &amp;&amp; $this-&gt;isGranted(</text:span><text:span text:style-name="T9">'EDIT'</text:span><text:span text:style-name="T4">) &amp;&amp; $this-&gt;hasRoute(</text:span><text:span text:style-name="T9">'delete'</text:span><text:span text:style-name="T4">) &amp;&amp; $this-&gt;isGranted(</text:span><text:span text:style-name="T9">'DELETE'</text:span><text:span text:style-name="T4">)) {</text:span></text:p>
      <text:p text:style-name="P6"><text:span text:style-name="T4"><text:s text:c="12"/>$actions[</text:span><text:span text:style-name="T9">'activate'</text:span><text:span text:style-name="T4">] = </text:span><text:span text:style-name="T2">array</text:span><text:span text:style-name="T4">(</text:span></text:p>
      <text:p text:style-name="P6"><text:span text:style-name="T4"><text:s text:c="16"/></text:span><text:span text:style-name="T9">'label' <text:s text:c="11"/></text:span><text:span text:style-name="T4">=&gt; </text:span><text:span text:style-name="T9">'Activate'</text:span><text:span text:style-name="T4">,</text:span></text:p>
      <text:p text:style-name="P6"><text:span text:style-name="T4"><text:s text:c="16"/></text:span><text:span text:style-name="T9">'ask_confirmation' </text:span><text:span text:style-name="T4">=&gt; </text:span><text:span text:style-name="T2">true</text:span></text:p>
      <text:p text:style-name="P6"><text:span text:style-name="T2"><text:s text:c="12"/></text:span><text:span text:style-name="T4">);</text:span></text:p>
      <text:p text:style-name="P12"><text:s/></text:p>
      <text:p text:style-name="P6"><text:span text:style-name="T4"><text:s text:c="12"/>$actions[</text:span><text:span text:style-name="T9">'deactivate'</text:span><text:span text:style-name="T4">] = </text:span><text:span text:style-name="T2">array</text:span><text:span text:style-name="T4">(</text:span></text:p>
      <text:p text:style-name="P6"><text:span text:style-name="T4"><text:s text:c="16"/></text:span><text:span text:style-name="T9">'label' <text:s text:c="11"/></text:span><text:span text:style-name="T4">=&gt; </text:span><text:span text:style-name="T9">'Deactivate'</text:span><text:span text:style-name="T4">,</text:span></text:p>
      <text:p text:style-name="P6"><text:span text:style-name="T4"><text:s text:c="16"/></text:span><text:span text:style-name="T9">'ask_confirmation' </text:span><text:span text:style-name="T4">=&gt; </text:span><text:span text:style-name="T2">true</text:span></text:p>
      <text:p text:style-name="P6"><text:span text:style-name="T2"><text:s text:c="12"/></text:span><text:span text:style-name="T4">);</text:span></text:p>
      <text:p text:style-name="P12"><text:s text:c="8"/>}</text:p>
      <text:p text:style-name="P12"><text:s/></text:p>
      <text:p text:style-name="P6"><text:span text:style-name="T4"><text:s text:c="8"/></text:span><text:span text:style-name="T2">return </text:span><text:span text:style-name="T4">$actions;</text:span></text:p>
      <text:p text:style-name="P7"><text:span text:style-name="T5"><text:s text:c="4"/>}</text:span></text:p>
      <text:p text:style-name="P7"><text:span text:style-name="T5"/></text:p>
      <text:p text:style-name="P14"><text:span text:style-name="T5">6. Muisimy jeszcze dodać dwie metody w pliku:</text:span></text:p>
      <text:p text:style-name="P14"><text:span text:style-name="T5"/></text:p>
      <text:p text:style-name="P14"><text:span text:style-name="T5">src/Ens/JobeetBundle/Entity/Affiliate.php</text:span></text:p>
      <text:p text:style-name="P14"><text:span text:style-name="T5"/></text:p>
      <text:p text:style-name="P6"><text:span text:style-name="T4"><text:s text:c="4"/></text:span><text:span text:style-name="T2">public function </text:span><text:span text:style-name="T4">activate()</text:span></text:p>
      <text:p text:style-name="P12"><text:s text:c="4"/>{</text:p>
      <text:p text:style-name="P6"><text:span text:style-name="T4"><text:s text:c="8"/></text:span><text:span text:style-name="T2">if</text:span><text:span text:style-name="T4">(!$this-&gt;getIsActive()) {</text:span></text:p>
      <text:p text:style-name="P6"><text:span text:style-name="T4"><text:s text:c="12"/>$this-&gt;setIsActive(</text:span><text:span text:style-name="T2">true</text:span><text:span text:style-name="T4">);</text:span></text:p>
      <text:p text:style-name="P12"><text:s text:c="8"/>}</text:p>
      <text:p text:style-name="P12"><text:s/></text:p>
      <text:p text:style-name="P6"><text:span text:style-name="T4"><text:s text:c="8"/></text:span><text:span text:style-name="T2">return </text:span><text:span text:style-name="T4">$this-&gt;is_active;</text:span></text:p>
      <text:p text:style-name="P12"><text:s text:c="4"/>}</text:p>
      <text:p text:style-name="P12"><text:s/></text:p>
      <text:p text:style-name="P6"><text:soft-page-break/><text:span text:style-name="T4"><text:s text:c="4"/></text:span><text:span text:style-name="T2">public function </text:span><text:span text:style-name="T4">deactivate()</text:span></text:p>
      <text:p text:style-name="P12"><text:s text:c="4"/>{</text:p>
      <text:p text:style-name="P6"><text:span text:style-name="T4"><text:s text:c="8"/></text:span><text:span text:style-name="T2">if</text:span><text:span text:style-name="T4">($this-&gt;getIsActive()) {</text:span></text:p>
      <text:p text:style-name="P6"><text:span text:style-name="T4"><text:s text:c="12"/>$this-&gt;setIsActive(</text:span><text:span text:style-name="T2">false</text:span><text:span text:style-name="T4">);</text:span></text:p>
      <text:p text:style-name="P12"><text:s text:c="8"/>}</text:p>
      <text:p text:style-name="P12"><text:s/></text:p>
      <text:p text:style-name="P6"><text:span text:style-name="T4"><text:s text:c="8"/></text:span><text:span text:style-name="T2">return </text:span><text:span text:style-name="T4">$this-&gt;is_active;</text:span></text:p>
      <text:p text:style-name="P7"><text:span text:style-name="T5"><text:s text:c="4"/>}</text:span></text:p>
      <text:p text:style-name="P7"><text:span text:style-name="T5"/></text:p>
      <text:p text:style-name="P14"><text:span text:style-name="T5">7. Dodanie routingu w klasie:</text:span></text:p>
      <text:p text:style-name="P14"><text:span text:style-name="T5"/></text:p>
      <text:p text:style-name="P8"><text:span text:style-name="T4">//src/Ens/JobeetBundle/Admin/AffiliateAdmin.php</text:span></text:p>
      <text:p text:style-name="P6"><text:span text:style-name="T8"/></text:p>
      <text:p text:style-name="P6"><text:span text:style-name="T8">...</text:span></text:p>
      <text:p text:style-name="P6"><text:span text:style-name="T2">use </text:span><text:span text:style-name="T8">Sonata\AdminBundle\Route\RouteCollection;</text:span></text:p>
      <text:p text:style-name="P6"><text:span text:style-name="T8">...</text:span></text:p>
      <text:p text:style-name="P6"><text:span text:style-name="T8"><text:s text:c="4"/></text:span><text:span text:style-name="T2">protected function </text:span><text:span text:style-name="T4">configureRoutes(RouteCollection $collection) {</text:span></text:p>
      <text:p text:style-name="P6"><text:span text:style-name="T4"><text:s text:c="8"/></text:span><text:span text:style-name="T2">parent</text:span><text:span text:style-name="T4">::</text:span><text:span text:style-name="T7">configureRoutes</text:span><text:span text:style-name="T4">($collection);</text:span></text:p>
      <text:p text:style-name="P12"><text:s/></text:p>
      <text:p text:style-name="P6"><text:span text:style-name="T4"><text:s text:c="8"/>$collection-&gt;add(</text:span><text:span text:style-name="T9">'activate'</text:span><text:span text:style-name="T4">,</text:span></text:p>
      <text:p text:style-name="P6"><text:span text:style-name="T4"><text:s text:c="12"/>$this-&gt;getRouterIdParameter().</text:span><text:span text:style-name="T9">'/activate'</text:span><text:span text:style-name="T4">)</text:span></text:p>
      <text:p text:style-name="P12"><text:s text:c="8"/>;</text:p>
      <text:p text:style-name="P12"><text:s/></text:p>
      <text:p text:style-name="P6"><text:span text:style-name="T4"><text:s text:c="8"/>$collection-&gt;add(</text:span><text:span text:style-name="T9">'deactivate'</text:span><text:span text:style-name="T4">,</text:span></text:p>
      <text:p text:style-name="P6"><text:span text:style-name="T4"><text:s text:c="12"/>$this-&gt;getRouterIdParameter().</text:span><text:span text:style-name="T9">'/deactivate'</text:span><text:span text:style-name="T4">)</text:span></text:p>
      <text:p text:style-name="P12"><text:s text:c="8"/>;</text:p>
      <text:p text:style-name="P7"><text:span text:style-name="T5"><text:s text:c="4"/>}</text:span></text:p>
      <text:p text:style-name="P7"><text:span text:style-name="T5"/></text:p>
      <text:p text:style-name="P14"><text:span text:style-name="T5">8. Implementujemy akcję w AdminController</text:span></text:p>
      <text:p text:style-name="P14"><text:span text:style-name="T5"/></text:p>
      <text:p text:style-name="P14"><text:span text:style-name="T5">//src/Ens/JobeetBundle/Controller/AffiliateAdminController.php</text:span></text:p>
      <text:p text:style-name="P14"><text:span text:style-name="T5"/></text:p>
      <text:p text:style-name="P6"><text:span text:style-name="T4"><text:s text:c="4"/></text:span><text:span text:style-name="T2">public function </text:span><text:span text:style-name="T4">activateAction($id)</text:span></text:p>
      <text:p text:style-name="P12"><text:s text:c="4"/>{</text:p>
      <text:p text:style-name="P6"><text:span text:style-name="T4"><text:s text:c="8"/></text:span><text:span text:style-name="T2">if</text:span><text:span text:style-name="T4">($this-&gt;</text:span><text:span text:style-name="T9">admin</text:span><text:span text:style-name="T4">-&gt;isGranted(</text:span><text:span text:style-name="T9">'EDIT'</text:span><text:span text:style-name="T4">) === </text:span><text:span text:style-name="T2">false</text:span><text:span text:style-name="T4">) {</text:span></text:p>
      <text:p text:style-name="P6"><text:span text:style-name="T4"><text:s text:c="12"/></text:span><text:span text:style-name="T2">throw new </text:span><text:span text:style-name="T4">AccessDeniedException();</text:span></text:p>
      <text:p text:style-name="P12"><text:s text:c="8"/>}</text:p>
      <text:p text:style-name="P12"><text:s/></text:p>
      <text:p text:style-name="P12"><text:s text:c="8"/>$em = $this-&gt;getDoctrine()-&gt;getManager();</text:p>
      <text:p text:style-name="P6"><text:span text:style-name="T4"><text:s text:c="8"/>$affiliate = $em-&gt;getRepository(</text:span><text:span text:style-name="T9">'EnsJobeetBundle:Affiliate'</text:span><text:span text:style-name="T4">)-&gt;findOneById($id);</text:span></text:p>
      <text:p text:style-name="P12"><text:s/></text:p>
      <text:p text:style-name="P6"><text:span text:style-name="T4"><text:s text:c="8"/></text:span><text:span text:style-name="T2">try </text:span><text:span text:style-name="T4">{</text:span></text:p>
      <text:p text:style-name="P6"><text:span text:style-name="T4"><text:s text:c="12"/>$affiliate-&gt;setIsActive(</text:span><text:span text:style-name="T2">true</text:span><text:span text:style-name="T4">);</text:span></text:p>
      <text:p text:style-name="P12"><text:s text:c="12"/>$em-&gt;flush();</text:p>
      <text:p text:style-name="P6"><text:span text:style-name="T4"><text:s text:c="8"/>} </text:span><text:span text:style-name="T2">catch</text:span><text:span text:style-name="T4">(\Exception $e) {</text:span></text:p>
      <text:p text:style-name="P6"><text:span text:style-name="T4"><text:s text:c="12"/>$this-&gt;get(</text:span><text:span text:style-name="T9">'session'</text:span><text:span text:style-name="T4">)-&gt;getFlashBag()-&gt;add(</text:span><text:span text:style-name="T9">'sonata_flash_error'</text:span><text:span text:style-name="T4">, $e-&gt;getMessage());</text:span></text:p>
      <text:p text:style-name="P12"><text:s/></text:p>
      <text:p text:style-name="P6"><text:span text:style-name="T4"><text:s text:c="12"/></text:span><text:span text:style-name="T2">return new </text:span><text:span text:style-name="T4">RedirectResponse($this-&gt;</text:span><text:span text:style-name="T9">admin</text:span><text:span text:style-name="T4">-&gt;generateUrl(</text:span><text:span text:style-name="T9">'list'</text:span><text:span text:style-name="T4">, $this-&gt;</text:span><text:span text:style-name="T9">admin</text:span><text:span text:style-name="T4">-&gt;getFilterParameters()));</text:span></text:p>
      <text:p text:style-name="P12"><text:s text:c="8"/>}</text:p>
      <text:p text:style-name="P12"><text:s/></text:p>
      <text:p text:style-name="P6"><text:span text:style-name="T4"><text:s text:c="8"/></text:span><text:span text:style-name="T2">return new </text:span><text:span text:style-name="T4">RedirectResponse($this-&gt;</text:span><text:span text:style-name="T9">admin</text:span><text:span text:style-name="T4">-&gt;generateUrl(</text:span><text:span text:style-name="T9">'list'</text:span><text:span text:style-name="T4">,$this-&gt;</text:span><text:span text:style-name="T9">admin</text:span><text:span text:style-name="T4">-&gt;getFilterParameters()));</text:span></text:p>
      <text:p text:style-name="P12"><text:s/></text:p>
      <text:p text:style-name="P12"><text:s text:c="4"/>}</text:p>
      <text:p text:style-name="P12"><text:s/></text:p>
      <text:p text:style-name="P6"><text:span text:style-name="T4"><text:s text:c="4"/></text:span><text:span text:style-name="T2">public function </text:span><text:span text:style-name="T4">deactivateAction($id)</text:span></text:p>
      <text:p text:style-name="P12"><text:s text:c="4"/>{</text:p>
      <text:p text:style-name="P6"><text:span text:style-name="T4"><text:s text:c="8"/></text:span><text:span text:style-name="T2">if</text:span><text:span text:style-name="T4">($this-&gt;</text:span><text:span text:style-name="T9">admin</text:span><text:span text:style-name="T4">-&gt;isGranted(</text:span><text:span text:style-name="T9">'EDIT'</text:span><text:span text:style-name="T4">) === </text:span><text:span text:style-name="T2">false</text:span><text:span text:style-name="T4">) {</text:span></text:p>
      <text:p text:style-name="P6"><text:span text:style-name="T4"><text:s text:c="12"/></text:span><text:span text:style-name="T2">throw new </text:span><text:span text:style-name="T4">AccessDeniedException();</text:span></text:p>
      <text:p text:style-name="P12"><text:s text:c="8"/>}</text:p>
      <text:p text:style-name="P12"><text:s/></text:p>
      <text:p text:style-name="P12"><text:soft-page-break/><text:s text:c="8"/>$em = $this-&gt;getDoctrine()-&gt;getManager();</text:p>
      <text:p text:style-name="P6"><text:span text:style-name="T4"><text:s text:c="8"/>$affiliate = $em-&gt;getRepository(</text:span><text:span text:style-name="T9">'EnsJobeetBundle:Affiliate'</text:span><text:span text:style-name="T4">)-&gt;findOneById($id);</text:span></text:p>
      <text:p text:style-name="P12"><text:s/></text:p>
      <text:p text:style-name="P6"><text:span text:style-name="T4"><text:s text:c="8"/></text:span><text:span text:style-name="T2">try </text:span><text:span text:style-name="T4">{</text:span></text:p>
      <text:p text:style-name="P6"><text:span text:style-name="T4"><text:s text:c="12"/>$affiliate-&gt;setIsActive(</text:span><text:span text:style-name="T2">false</text:span><text:span text:style-name="T4">);</text:span></text:p>
      <text:p text:style-name="P12"><text:s text:c="12"/>$em-&gt;flush();</text:p>
      <text:p text:style-name="P6"><text:span text:style-name="T4"><text:s text:c="8"/>} </text:span><text:span text:style-name="T2">catch</text:span><text:span text:style-name="T4">(\Exception $e) {</text:span></text:p>
      <text:p text:style-name="P6"><text:span text:style-name="T4"><text:s text:c="12"/>$this-&gt;get(</text:span><text:span text:style-name="T9">'session'</text:span><text:span text:style-name="T4">)-&gt;getFlashBag()-&gt;add(</text:span><text:span text:style-name="T9">'sonata_flash_error'</text:span><text:span text:style-name="T4">, $e-&gt;getMessage());</text:span></text:p>
      <text:p text:style-name="P12"><text:s/></text:p>
      <text:p text:style-name="P6"><text:span text:style-name="T4"><text:s text:c="12"/></text:span><text:span text:style-name="T2">return new </text:span><text:span text:style-name="T4">RedirectResponse($this-&gt;</text:span><text:span text:style-name="T9">admin</text:span><text:span text:style-name="T4">-&gt;generateUrl(</text:span><text:span text:style-name="T9">'list'</text:span><text:span text:style-name="T4">, $this-&gt;</text:span><text:span text:style-name="T9">admin</text:span><text:span text:style-name="T4">-&gt;getFilterParameters()));</text:span></text:p>
      <text:p text:style-name="P12"><text:s text:c="8"/>}</text:p>
      <text:p text:style-name="P12"><text:s/></text:p>
      <text:p text:style-name="P6"><text:span text:style-name="T4"><text:s text:c="8"/></text:span><text:span text:style-name="T2">return new </text:span><text:span text:style-name="T4">RedirectResponse($this-&gt;</text:span><text:span text:style-name="T9">admin</text:span><text:span text:style-name="T4">-&gt;generateUrl(</text:span><text:span text:style-name="T9">'list'</text:span><text:span text:style-name="T4">,$this-&gt;</text:span><text:span text:style-name="T9">admin</text:span><text:span text:style-name="T4">-&gt;getFilterParameters()));</text:span></text:p>
      <text:p text:style-name="P7"><text:span text:style-name="T5"><text:s text:c="4"/>}</text:span></text:p>
      <text:p text:style-name="P14"><text:span text:style-name="T5"/></text:p>
      <text:p text:style-name="P14"><text:span text:style-name="T5">9. Tworzenie templatek</text:span></text:p>
      <text:p text:style-name="P14"><text:span text:style-name="T5"/></text:p>
      <text:p text:style-name="P14"><text:span text:style-name="T5">src/Ens/JobeetBundle/Resources/views/</text:span><text:span text:style-name="T13">AffiliateAdmin/list__action_activate.html.twig</text:span></text:p>
      <text:p text:style-name="P14"><text:span text:style-name="T5"/></text:p>
      <text:p text:style-name="P6"><text:span text:style-name="T16">{%</text:span><text:span text:style-name="T2"> if </text:span><text:span text:style-name="T4">admin</text:span><text:span text:style-name="T18">.</text:span><text:span text:style-name="T4">isGranted</text:span><text:span text:style-name="T18">(</text:span><text:span text:style-name="T9">'EDIT'</text:span><text:span text:style-name="T18">,</text:span><text:span text:style-name="T2"> </text:span><text:span text:style-name="T4">object</text:span><text:span text:style-name="T18">)</text:span><text:span text:style-name="T2"> and </text:span><text:span text:style-name="T4">admin</text:span><text:span text:style-name="T18">.</text:span><text:span text:style-name="T4">hasRoute</text:span><text:span text:style-name="T18">(</text:span><text:span text:style-name="T9">'activate'</text:span><text:span text:style-name="T18">)</text:span><text:span text:style-name="T2"> </text:span><text:span text:style-name="T16">%}</text:span></text:p>
      <text:p text:style-name="P6"><text:span text:style-name="T4"><text:s text:c="4"/></text:span><text:span text:style-name="T19">&lt;</text:span><text:span text:style-name="T20">a</text:span> <text:span text:style-name="T21">href</text:span><text:span text:style-name="T4">=</text:span>"<text:span text:style-name="T16">{{</text:span><text:span text:style-name="T2"> </text:span><text:span text:style-name="T4">admin</text:span><text:span text:style-name="T18">.</text:span><text:span text:style-name="T4">generateObjectUrl</text:span><text:span text:style-name="T18">(</text:span><text:span text:style-name="T9">'activate'</text:span><text:span text:style-name="T18">,</text:span><text:span text:style-name="T2"> </text:span><text:span text:style-name="T4">object</text:span><text:span text:style-name="T18">)</text:span><text:span text:style-name="T2"> </text:span><text:span text:style-name="T16">}}</text:span>" <text:span text:style-name="T21">class</text:span><text:span text:style-name="T4">=</text:span><text:span text:style-name="T22">"btn edit_link"</text:span> <text:span text:style-name="T21">title</text:span><text:span text:style-name="T4">=</text:span>"<text:span text:style-name="T16">{{</text:span><text:span text:style-name="T2"> </text:span><text:span text:style-name="T9">'action_activate'</text:span><text:span text:style-name="T18">|</text:span><text:span text:style-name="T4">trans</text:span><text:span text:style-name="T18">(</text:span><text:span text:style-name="T23">{}</text:span><text:span text:style-name="T18">,</text:span><text:span text:style-name="T2"> </text:span><text:span text:style-name="T9">'SonataAdminBundle'</text:span><text:span text:style-name="T18">)</text:span><text:span text:style-name="T2"> </text:span><text:span text:style-name="T16">}}</text:span>"<text:span text:style-name="T19">&gt;</text:span></text:p>
      <text:p text:style-name="P6"><text:span text:style-name="T4"><text:s text:c="8"/></text:span><text:span text:style-name="T19">&lt;</text:span><text:span text:style-name="T20">i</text:span> <text:span text:style-name="T21">class</text:span><text:span text:style-name="T4">=</text:span><text:span text:style-name="T22">"icon-edit"</text:span><text:span text:style-name="T19">&gt;&lt;/</text:span><text:span text:style-name="T20">i</text:span><text:span text:style-name="T19">&gt;</text:span></text:p>
      <text:p text:style-name="P6"><text:span text:style-name="T4"><text:s text:c="8"/></text:span><text:span text:style-name="T16">{{</text:span><text:span text:style-name="T2"> </text:span><text:span text:style-name="T9">'activate'</text:span><text:span text:style-name="T18">|</text:span><text:span text:style-name="T4">trans</text:span><text:span text:style-name="T18">(</text:span><text:span text:style-name="T23">{}</text:span><text:span text:style-name="T18">,</text:span><text:span text:style-name="T2"> </text:span><text:span text:style-name="T9">'SonataAdminBundle'</text:span><text:span text:style-name="T18">)</text:span><text:span text:style-name="T2"> </text:span><text:span text:style-name="T16">}}</text:span></text:p>
      <text:p text:style-name="P6"><text:span text:style-name="T4"><text:s text:c="4"/></text:span><text:span text:style-name="T19">&lt;/</text:span><text:span text:style-name="T20">a</text:span><text:span text:style-name="T19">&gt;</text:span></text:p>
      <text:p text:style-name="P7"><text:span text:style-name="T17">{%</text:span><text:span text:style-name="T3"> endif </text:span><text:span text:style-name="T17">%}</text:span></text:p>
      <text:p text:style-name="P14"><text:span text:style-name="T5"/></text:p>
      <text:p text:style-name="P14"><text:span text:style-name="T5">src/Ens/JobeetBundle/Resources/views/</text:span><text:span text:style-name="T13">AffiliateAdmin/list__action_deactivate.html.twig</text:span></text:p>
      <text:p text:style-name="P14"><text:span text:style-name="T13"/></text:p>
      <text:p text:style-name="P6"><text:span text:style-name="T16">{%</text:span><text:span text:style-name="T2"> if </text:span><text:span text:style-name="T4">admin</text:span><text:span text:style-name="T18">.</text:span><text:span text:style-name="T4">isGranted</text:span><text:span text:style-name="T18">(</text:span><text:span text:style-name="T9">'EDIT'</text:span><text:span text:style-name="T18">,</text:span><text:span text:style-name="T2"> </text:span><text:span text:style-name="T4">object</text:span><text:span text:style-name="T18">)</text:span><text:span text:style-name="T2"> and </text:span><text:span text:style-name="T4">admin</text:span><text:span text:style-name="T18">.</text:span><text:span text:style-name="T4">hasRoute</text:span><text:span text:style-name="T18">(</text:span><text:span text:style-name="T9">'deactivate'</text:span><text:span text:style-name="T18">)</text:span><text:span text:style-name="T2"> </text:span><text:span text:style-name="T16">%}</text:span></text:p>
      <text:p text:style-name="P6"><text:span text:style-name="T4"><text:s text:c="4"/></text:span><text:span text:style-name="T19">&lt;</text:span><text:span text:style-name="T20">a</text:span> <text:span text:style-name="T21">href</text:span><text:span text:style-name="T4">=</text:span>"<text:span text:style-name="T16">{{</text:span><text:span text:style-name="T2"> </text:span><text:span text:style-name="T4">admin</text:span><text:span text:style-name="T18">.</text:span><text:span text:style-name="T4">generateObjectUrl</text:span><text:span text:style-name="T18">(</text:span><text:span text:style-name="T9">'deactivate'</text:span><text:span text:style-name="T18">,</text:span><text:span text:style-name="T2"> </text:span><text:span text:style-name="T4">object</text:span><text:span text:style-name="T18">)</text:span><text:span text:style-name="T2"> </text:span><text:span text:style-name="T16">}}</text:span>" <text:span text:style-name="T21">class</text:span><text:span text:style-name="T4">=</text:span><text:span text:style-name="T22">"btn edit_link"</text:span> <text:span text:style-name="T21">title</text:span><text:span text:style-name="T4">=</text:span>"<text:span text:style-name="T16">{{</text:span><text:span text:style-name="T2"> </text:span><text:span text:style-name="T9">'action_deactivate'</text:span><text:span text:style-name="T18">|</text:span><text:span text:style-name="T4">trans</text:span><text:span text:style-name="T18">(</text:span><text:span text:style-name="T23">{}</text:span><text:span text:style-name="T18">,</text:span><text:span text:style-name="T2"> </text:span><text:span text:style-name="T9">'SonataAdminBundle'</text:span><text:span text:style-name="T18">)</text:span><text:span text:style-name="T2"> </text:span><text:span text:style-name="T16">}}</text:span>"<text:span text:style-name="T19">&gt;</text:span></text:p>
      <text:p text:style-name="P6"><text:span text:style-name="T4"><text:s text:c="8"/></text:span><text:span text:style-name="T19">&lt;</text:span><text:span text:style-name="T20">i</text:span> <text:span text:style-name="T21">class</text:span><text:span text:style-name="T4">=</text:span><text:span text:style-name="T22">"icon-edit"</text:span><text:span text:style-name="T19">&gt;&lt;/</text:span><text:span text:style-name="T20">i</text:span><text:span text:style-name="T19">&gt;</text:span></text:p>
      <text:p text:style-name="P6"><text:span text:style-name="T4"><text:s text:c="8"/></text:span><text:span text:style-name="T16">{{</text:span><text:span text:style-name="T2"> </text:span><text:span text:style-name="T9">'deactivate'</text:span><text:span text:style-name="T18">|</text:span><text:span text:style-name="T4">trans</text:span><text:span text:style-name="T18">(</text:span><text:span text:style-name="T23">{}</text:span><text:span text:style-name="T18">,</text:span><text:span text:style-name="T2"> </text:span><text:span text:style-name="T9">'SonataAdminBundle'</text:span><text:span text:style-name="T18">)</text:span><text:span text:style-name="T2"> </text:span><text:span text:style-name="T16">}}</text:span></text:p>
      <text:p text:style-name="P6"><text:span text:style-name="T4"><text:s text:c="4"/></text:span><text:span text:style-name="T19">&lt;/</text:span><text:span text:style-name="T20">a</text:span><text:span text:style-name="T19">&gt;</text:span></text:p>
      <text:p text:style-name="P7"><text:span text:style-name="T17">{%</text:span><text:span text:style-name="T3"> endif </text:span><text:span text:style-name="T17">%}</text:span></text:p>
      <text:p text:style-name="P7"><text:span text:style-name="T14"/></text:p>
      <text:p text:style-name="P15"><text:span text:style-name="T15">10. Dodanie nowych dziąłń i przycisków w pliku:</text:span></text:p>
      <text:p text:style-name="P15"><text:span text:style-name="T15">//src/Ens/JobeetBundle/Admin/AffiliateAdmin.php</text:span></text:p>
      <text:p text:style-name="P15"><text:span text:style-name="T15"/></text:p>
      <text:p text:style-name="P16"><text:span text:style-name="T4"><text:s text:c="4"/></text:span><text:span text:style-name="T2">protected function </text:span><text:span text:style-name="T4">configureListFields(ListMapper $listMapper)</text:span></text:p>
      <text:p text:style-name="P12"><text:s text:c="4"/>{</text:p>
      <text:p text:style-name="P12"><text:s text:c="8"/>$listMapper</text:p>
      <text:p text:style-name="P6"><text:span text:style-name="T4"><text:s text:c="12"/>-&gt;add(</text:span><text:span text:style-name="T9">'is_active'</text:span><text:span text:style-name="T4">)</text:span></text:p>
      <text:p text:style-name="P6"><text:span text:style-name="T4"><text:s text:c="12"/>-&gt;addIdentifier(</text:span><text:span text:style-name="T9">'email'</text:span><text:span text:style-name="T4">)</text:span></text:p>
      <text:p text:style-name="P6"><text:span text:style-name="T4"><text:s text:c="12"/>-&gt;add(</text:span><text:span text:style-name="T9">'url'</text:span><text:span text:style-name="T4">)</text:span></text:p>
      <text:p text:style-name="P6"><text:span text:style-name="T4"><text:s text:c="12"/>-&gt;add(</text:span><text:span text:style-name="T9">'created_at'</text:span><text:span text:style-name="T4">)</text:span></text:p>
      <text:p text:style-name="P6"><text:span text:style-name="T4"><text:s text:c="12"/>-&gt;add(</text:span><text:span text:style-name="T9">'token'</text:span><text:span text:style-name="T4">)</text:span></text:p>
      <text:p text:style-name="P6"><text:span text:style-name="T4"><text:s text:c="2"/></text:span><text:span text:style-name="T11"><text:s text:c="10"/>-&gt;add('_action', 'actions', </text:span><text:span text:style-name="T12">array</text:span><text:span text:style-name="T11">( 'actions' =&gt; </text:span><text:span text:style-name="T12">array</text:span><text:span text:style-name="T11">('activate' =&gt; </text:span><text:span text:style-name="T12">array</text:span><text:span text:style-name="T11">('template' =&gt; 'EnsJobeetBundle:AffiliateAdmin:list__action_activate.html.twig'),</text:span></text:p>
      <text:p text:style-name="P9"><text:s text:c="16"/>'deactivate' =&gt; <text:span text:style-name="T24">array</text:span>('template' =&gt; 'EnsJobeetBundle:AffiliateAdmin:list__action_deactivate.html.twig'))))</text:p>
      <text:p text:style-name="P12"><text:s text:c="8"/>;</text:p>
      <text:p text:style-name="P13"><text:span text:style-name="T1"><text:s text:c="4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9M8S</meta:editing-duration>
    <meta:editing-cycles>29</meta:editing-cycles>
    <meta:generator>OpenOffice.org/3.3$Win32 OpenOffice.org_project/330m20$Build-9567</meta:generator>
    <dc:date>2014-05-09T13:26:06.51</dc:date>
    <dc:creator>szymon idczak</dc:creator>
    <meta:document-statistic meta:table-count="0" meta:image-count="0" meta:object-count="0" meta:page-count="5" meta:paragraph-count="259" meta:word-count="568" meta:character-count="9020"/>
    <meta:user-defined meta:name="Info 1"/>
    <meta:user-defined meta:name="Info 2"/>
    <meta:user-defined meta:name="Info 3"/>
    <meta:user-defined meta:name="Info 4"/>
  </office:meta>
</office:document-meta>
</file>